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73cm" table:align="left" style:writing-mode="lr-tb"/>
    </style:style>
    <style:style style:name="Table1.A" style:family="table-column">
      <style:table-column-properties style:column-width="11.252cm"/>
    </style:style>
    <style:style style:name="Table1.B" style:family="table-column">
      <style:table-column-properties style:column-width="3.251cm"/>
    </style:style>
    <style:style style:name="Table1.C" style:family="table-column">
      <style:table-column-properties style:column-width="3.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" style:family="table">
      <style:table-properties style:width="18.191cm" fo:margin-left="0cm" table:align="left" style:writing-mode="lr-tb"/>
    </style:style>
    <style:style style:name="Table2.A" style:family="table-column">
      <style:table-column-properties style:column-width="0.728cm"/>
    </style:style>
    <style:style style:name="Table2.B" style:family="table-column">
      <style:table-column-properties style:column-width="0.536cm"/>
    </style:style>
    <style:style style:name="Table2.C" style:family="table-column">
      <style:table-column-properties style:column-width="1.538cm"/>
    </style:style>
    <style:style style:name="Table2.M" style:family="table-column">
      <style:table-column-properties style:column-width="1.545cm"/>
    </style:style>
    <style:style style:name="Table2.1" style:family="table-row">
      <style:table-row-properties style:min-row-height="0.767cm"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C1" style:family="table-cell">
      <style:table-cell-properties style:vertical-align="top" fo:padding="0.097cm" fo:border="0.1pt solid #000000" style:writing-mode="lr-tb"/>
    </style:style>
    <style:style style:name="Table2.2" style:family="table-row">
      <style:table-row-properties style:min-row-height="0.621cm" fo:keep-together="auto"/>
    </style:style>
    <style:style style:name="Table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3" style:family="table">
      <style:table-properties style:width="15.789cm" fo:margin-left="-0.9cm" table:align="left" style:writing-mode="lr-tb"/>
    </style:style>
    <style:style style:name="Table3.A" style:family="table-column">
      <style:table-column-properties style:column-width="1.538cm"/>
    </style:style>
    <style:style style:name="Table3.B" style:family="table-column">
      <style:table-column-properties style:column-width="0.843cm"/>
    </style:style>
    <style:style style:name="Table3.C" style:family="table-column">
      <style:table-column-properties style:column-width="1.219cm"/>
    </style:style>
    <style:style style:name="Table3.1" style:family="table-row">
      <style:table-row-properties style:min-row-height="0.767cm" fo:keep-together="auto"/>
    </style:style>
    <style:style style:name="Tab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97cm" fo:border="0.1pt solid #000000" style:writing-mode="lr-tb"/>
    </style:style>
    <style:style style:name="Table3.2" style:family="table-row">
      <style:table-row-properties style:min-row-height="0.684cm" fo:keep-together="auto"/>
    </style:style>
    <style:style style:name="Table3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M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.A6" style:family="table-cell">
      <style:table-cell-properties style:vertical-align="top" fo:background-color="#fffbcc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3.M6" style:family="table-cell">
      <style:table-cell-properties style:vertical-align="top" fo:background-color="#fffbcc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3.A18" style:family="table-cell">
      <style:table-cell-properties style:vertical-align="top" fo:background-color="#fff9ae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3.M18" style:family="table-cell">
      <style:table-cell-properties style:vertical-align="top" fo:background-color="#fff9ae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Standard">
      <style:text-properties fo:font-size="16pt" fo:font-style="italic" style:font-size-asian="16pt" style:font-style-asian="italic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6pt"/>
    </style:style>
    <style:style style:name="P8" style:family="paragraph" style:parent-style-name="Standard">
      <style:text-properties fo:font-size="14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paragraph-rsid="000c8aaf" style:font-size-asian="14pt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6pt" style:font-style-complex="italic" style:font-weight-complex="bold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text-properties fo:font-size="14pt" style:font-size-asian="14pt" style:font-size-complex="16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16" style:family="paragraph" style:parent-style-name="Standard">
      <style:paragraph-properties fo:text-align="start" style:justify-single-word="false"/>
      <style:text-properties officeooo:paragraph-rsid="0007d931"/>
    </style:style>
    <style:style style:name="P17" style:family="paragraph" style:parent-style-name="Standard">
      <style:paragraph-properties fo:text-align="start" style:justify-single-word="false"/>
      <style:text-properties officeooo:paragraph-rsid="00113196"/>
    </style:style>
    <style:style style:name="P18" style:family="paragraph" style:parent-style-name="Standard">
      <style:paragraph-properties fo:text-align="start" style:justify-single-word="false"/>
      <style:text-properties officeooo:paragraph-rsid="00117712"/>
    </style:style>
    <style:style style:name="P19" style:family="paragraph" style:parent-style-name="Standard">
      <style:text-properties officeooo:paragraph-rsid="0007b00a"/>
    </style:style>
    <style:style style:name="P20" style:family="paragraph" style:parent-style-name="Standard">
      <style:paragraph-properties fo:margin-left="10.001cm" fo:margin-right="0cm" fo:text-indent="0cm" style:auto-text-indent="false"/>
      <style:text-properties fo:font-size="14pt" style:font-size-asian="14pt" style:font-size-complex="16pt" style:font-style-complex="italic" style:font-weight-complex="bold"/>
    </style:style>
    <style:style style:name="P21" style:family="paragraph" style:parent-style-name="Standard">
      <style:paragraph-properties fo:margin-left="11.001cm" fo:margin-right="0cm" fo:text-indent="-1cm" style:auto-text-indent="false"/>
      <style:text-properties fo:font-size="16pt" fo:font-style="italic" style:font-size-asian="16pt" style:font-style-asian="italic" style:font-size-complex="16pt" style:font-weight-complex="bold"/>
    </style:style>
    <style:style style:name="P22" style:family="paragraph" style:parent-style-name="Standard">
      <style:paragraph-properties fo:margin-left="11.001cm" fo:margin-right="0cm" fo:text-indent="-1cm" style:auto-text-indent="false"/>
      <style:text-properties fo:font-size="14pt" style:font-size-asian="14pt" style:font-size-complex="16pt" style:font-style-complex="italic" style:font-weight-complex="bold"/>
    </style:style>
    <style:style style:name="P23" style:family="paragraph" style:parent-style-name="Standard">
      <style:paragraph-properties fo:margin-left="12.488cm" fo:margin-right="0cm" fo:text-indent="1.249cm" style:auto-text-indent="false"/>
    </style:style>
    <style:style style:name="P24" style:family="paragraph" style:parent-style-name="Standard">
      <style:paragraph-properties fo:margin-left="12.488cm" fo:margin-right="0cm" fo:text-indent="1.249cm" style:auto-text-indent="false"/>
      <style:text-properties fo:font-size="14pt" style:font-size-asian="14pt" style:font-size-complex="16pt" style:font-style-complex="italic" style:font-weight-complex="bold"/>
    </style:style>
    <style:style style:name="P25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fo:font-size="14pt" style:font-size-asian="14pt"/>
    </style:style>
    <style:style style:name="P26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  <style:text-properties fo:font-size="14pt" style:font-size-asian="14pt" style:font-size-complex="14pt"/>
    </style:style>
    <style:style style:name="P28" style:family="paragraph" style:parent-style-name="Heading_20_7">
      <style:text-properties fo:font-size="14pt" style:font-size-asian="14pt" style:font-size-complex="14pt"/>
    </style:style>
    <style:style style:name="P29" style:family="paragraph" style:parent-style-name="Основной_20_первый">
      <style:text-properties style:font-name="Times New Roman" fo:font-size="14pt" style:font-size-asian="14pt" style:font-name-complex="Times New Roman"/>
    </style:style>
    <style:style style:name="P30" style:family="paragraph" style:parent-style-name="Основной_20_первый">
      <style:paragraph-properties fo:keep-with-next="always"/>
      <style:text-properties style:font-name="Times New Roman" fo:font-size="14pt" style:font-size-asian="14pt" style:font-name-complex="Times New Roman"/>
    </style:style>
    <style:style style:name="P31" style:family="paragraph" style:parent-style-name="Основной_20_первый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"/>
    </style:style>
    <style:style style:name="P32" style:family="paragraph" style:parent-style-name="Основной_20_первый">
      <style:paragraph-properties fo:margin-left="0cm" fo:margin-right="0cm" fo:text-indent="0cm" style:auto-text-indent="false" fo:keep-with-next="always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name-complex="Times New Roman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38" style:family="paragraph" style:parent-style-name="Text_20_body">
      <style:paragraph-properties fo:margin-left="0cm" fo:margin-right="0cm" fo:text-indent="0cm" style:auto-text-indent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Список_20_с_20_дефисом">
      <style:text-properties style:font-name="Times New Roman" fo:font-size="14pt" style:font-size-asian="14pt" style:font-name-complex="Times New Roman"/>
    </style:style>
    <style:style style:name="P40" style:family="paragraph" style:parent-style-name="Стиль1_20_Знак">
      <style:text-properties style:font-name="Times New Roman" fo:font-size="14pt" style:font-size-asian="14pt" style:font-name-complex="Times New Roman" style:font-size-complex="14pt" style:font-weight-complex="bold"/>
    </style:style>
    <style:style style:name="P41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weight-complex="bold"/>
    </style:style>
    <style:style style:name="P42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43" style:family="paragraph" style:parent-style-name="Heading_20_2">
      <style:text-properties style:font-name="Times New Roman" fo:font-size="14pt" fo:font-weight="normal" style:font-size-asian="14pt" style:font-weight-asian="normal" style:font-name-complex="Times New Roman" style:font-size-complex="14pt" style:font-weight-complex="bold"/>
    </style:style>
    <style:style style:name="P44" style:family="paragraph" style:parent-style-name="Heading_20_2">
      <style:paragraph-properties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45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46" style:family="paragraph" style:parent-style-name="Text_20_body">
      <style:paragraph-properties fo:margin-left="0cm" fo:margin-right="0cm" fo:text-indent="0.25cm" style:auto-text-indent="false"/>
      <style:text-properties style:font-name="Times New Roman" fo:font-size="14pt" style:font-size-asian="14pt" style:font-name-complex="Times New Roman" style:font-size-complex="14pt"/>
    </style:style>
    <style:style style:name="P47" style:family="paragraph" style:parent-style-name="Text_20_body">
      <style:paragraph-properties fo:margin-left="0cm" fo:margin-right="0cm" fo:text-indent="1cm" style:auto-text-indent="false"/>
      <style:text-properties style:font-name="Times New Roman" fo:font-size="14pt" style:font-size-asian="14pt" style:font-name-complex="Times New Roman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 style:snap-to-layout-grid="false"/>
    </style:style>
    <style:style style:name="P50" style:family="paragraph" style:parent-style-name="Table_20_Contents">
      <style:paragraph-properties fo:text-align="center" style:justify-single-word="false" style:snap-to-layout-grid="false"/>
      <style:text-properties officeooo:paragraph-rsid="0007b00a"/>
    </style:style>
    <style:style style:name="P51" style:family="paragraph" style:parent-style-name="Table_20_Contents">
      <style:paragraph-properties fo:text-align="center" style:justify-single-word="false"/>
      <style:text-properties officeooo:paragraph-rsid="0007b00a"/>
    </style:style>
    <style:style style:name="P52" style:family="paragraph" style:parent-style-name="Table_20_Contents">
      <style:paragraph-properties fo:text-align="center" style:justify-single-word="false"/>
      <style:text-properties officeooo:rsid="0009c682" officeooo:paragraph-rsid="0009c682"/>
    </style:style>
    <style:style style:name="P53" style:family="paragraph" style:parent-style-name="Table_20_Contents">
      <style:paragraph-properties fo:text-align="end" style:justify-single-word="false"/>
      <style:text-properties officeooo:paragraph-rsid="0007b00a"/>
    </style:style>
    <style:style style:name="P54" style:family="paragraph" style:parent-style-name="Table_20_Contents">
      <style:paragraph-properties fo:text-align="end" style:justify-single-word="false" style:snap-to-layout-grid="false"/>
      <style:text-properties officeooo:paragraph-rsid="0007b00a"/>
    </style:style>
    <style:style style:name="P55" style:family="paragraph" style:parent-style-name="Table_20_Contents">
      <style:paragraph-properties fo:text-align="center" style:justify-single-word="false" style:snap-to-layout-grid="false"/>
      <style:text-properties officeooo:paragraph-rsid="0007b00a" fo:background-color="#fffbcc"/>
    </style:style>
    <style:style style:name="P56" style:family="paragraph" style:parent-style-name="Table_20_Contents">
      <style:paragraph-properties fo:text-align="center" style:justify-single-word="false"/>
      <style:text-properties officeooo:paragraph-rsid="0007b00a" fo:background-color="#fffbcc"/>
    </style:style>
    <style:style style:name="P57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00d1194" officeooo:paragraph-rsid="000d1194" style:font-size-asian="8pt" style:font-size-complex="8pt" style:text-rotation-angle="90" style:text-rotation-scale="line-height"/>
    </style:style>
    <style:style style:name="P59" style:family="paragraph" style:parent-style-name="Table_20_Contents">
      <style:paragraph-properties fo:text-align="center" style:justify-single-word="false"/>
      <style:text-properties officeooo:rsid="000dc71f" officeooo:paragraph-rsid="000dc71f"/>
    </style:style>
    <style:style style:name="P60" style:family="paragraph" style:parent-style-name="Table_20_Contents">
      <style:paragraph-properties fo:text-align="center" style:justify-single-word="false" style:snap-to-layout-grid="false"/>
      <style:text-properties fo:language="en" fo:country="US" officeooo:rsid="000f62cc" officeooo:paragraph-rsid="000f62cc"/>
    </style:style>
    <style:style style:name="P61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font-size="14pt" style:font-size-asian="14pt" style:font-size-complex="16pt" style:font-style-complex="italic" style:font-weight-complex="bold"/>
    </style:style>
    <style:style style:name="P62" style:family="paragraph" style:parent-style-name="Standard" style:list-style-name="WW8Num2">
      <style:text-properties fo:font-size="14pt" style:font-size-asian="14pt"/>
    </style:style>
    <style:style style:name="P63" style:family="paragraph" style:parent-style-name="Standard" style:list-style-name="WW8Num3">
      <style:text-properties fo:font-size="14pt" style:font-size-asian="14pt"/>
    </style:style>
    <style:style style:name="P64" style:family="paragraph" style:parent-style-name="Standard">
      <style:paragraph-properties fo:text-align="start" style:justify-single-word="false"/>
      <style:text-properties officeooo:paragraph-rsid="00113196"/>
    </style:style>
    <style:style style:name="P65" style:family="paragraph" style:parent-style-name="Standard">
      <style:paragraph-properties fo:text-align="start" style:justify-single-word="false"/>
      <style:text-properties fo:language="ru" fo:country="RU" officeooo:rsid="00139b48" officeooo:paragraph-rsid="00139b48"/>
    </style:style>
    <style:style style:name="P66" style:family="paragraph" style:parent-style-name="Standard">
      <style:paragraph-properties fo:text-align="center" style:justify-single-word="false"/>
      <style:text-properties officeooo:rsid="00159785" officeooo:paragraph-rsid="00159785"/>
    </style:style>
    <style:style style:name="P67" style:family="paragraph" style:parent-style-name="Standard" style:list-style-name="">
      <loext:graphic-properties draw:fill="none"/>
      <style:paragraph-properties fo:margin-left="0cm" fo:margin-right="0cm" fo:margin-top="0.423cm" fo:margin-bottom="0.106cm" loext:contextual-spacing="false" fo:text-align="center" style:justify-single-word="false" fo:orphans="2" fo:widows="2" fo:hyphenation-ladder-count="no-limit" fo:text-indent="-0.635cm" style:auto-text-indent="false" fo:background-color="transparent" style:writing-mode="lr-tb"/>
      <style:text-properties fo:font-size="15pt" officeooo:rsid="0007d931" officeooo:paragraph-rsid="0007d931" style:font-size-asian="15pt" style:font-size-complex="15pt" fo:hyphenate="false" fo:hyphenation-remain-char-count="2" fo:hyphenation-push-char-count="2"/>
    </style:style>
    <style:style style:name="P68" style:family="paragraph" style:parent-style-name="Standard" style:list-style-name="" style:master-page-name="">
      <loext:graphic-properties draw:fill="none"/>
      <style:paragraph-properties fo:margin-left="0cm" fo:margin-right="0cm" fo:margin-top="0.423cm" fo:margin-bottom="0.106cm" loext:contextual-spacing="false" fo:text-align="center" style:justify-single-word="false" fo:orphans="2" fo:widows="2" fo:hyphenation-ladder-count="no-limit" fo:text-indent="0.318cm" style:auto-text-indent="false" style:page-number="auto" fo:background-color="transparent" style:writing-mode="lr-tb">
        <style:tab-stops>
          <style:tab-stop style:position="2.223cm"/>
        </style:tab-stops>
      </style:paragraph-properties>
      <style:text-properties fo:font-size="15pt" fo:language="ru" fo:country="RU" officeooo:rsid="00083372" officeooo:paragraph-rsid="00083372" fo:background-color="#fffbcc" style:font-size-asian="15pt" style:font-size-complex="15pt" fo:hyphenate="false" fo:hyphenation-remain-char-count="2" fo:hyphenation-push-char-count="2"/>
    </style:style>
    <style:style style:name="P69" style:family="paragraph" style:parent-style-name="Standard">
      <loext:graphic-properties draw:fill="none"/>
      <style:paragraph-properties fo:margin-left="1cm" fo:margin-right="0cm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7.124cm"/>
        </style:tab-stops>
      </style:paragraph-properties>
      <style:text-properties officeooo:paragraph-rsid="00166912" fo:hyphenate="false" fo:hyphenation-remain-char-count="2" fo:hyphenation-push-char-count="2"/>
    </style:style>
    <style:style style:name="P70" style:family="paragraph" style:parent-style-name="Standard" style:master-page-name="">
      <loext:graphic-properties draw:fill="none"/>
      <style:paragraph-properties fo:margin-left="1cm" fo:margin-right="0cm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7.124cm"/>
        </style:tab-stops>
      </style:paragraph-properties>
      <style:text-properties fo:font-weight="bold" officeooo:paragraph-rsid="00166912" style:font-weight-asian="bold" style:font-weight-complex="bold" fo:hyphenate="false" fo:hyphenation-remain-char-count="2" fo:hyphenation-push-char-count="2"/>
    </style:style>
    <style:style style:name="P71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</style:style>
    <style:style style:name="P72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1.27cm"/>
        </style:tab-stops>
      </style:paragraph-properties>
      <style:text-properties officeooo:paragraph-rsid="001a41a7"/>
    </style:style>
    <style:style style:name="P73" style:family="paragraph" style:parent-style-name="Список_20_с_20_дефисом" style:list-style-name="WW8Num6"/>
    <style:style style:name="P74" style:family="paragraph" style:parent-style-name="Список_20_с_20_дефисом" style:list-style-name="WW8Num6">
      <style:text-properties style:font-name="Times New Roman" fo:font-size="14pt" style:font-size-asian="14pt" style:font-name-complex="Times New Roman"/>
    </style:style>
    <style:style style:name="P75" style:family="paragraph" style:parent-style-name="Список_20_с_20_дефисом" style:list-style-name="WW8Num3">
      <style:paragraph-properties fo:margin-top="0cm" fo:margin-bottom="0cm" loext:contextual-spacing="false"/>
      <style:text-properties style:font-name="Times New Roman" fo:font-size="14pt" style:font-size-asian="14pt" style:font-name-complex="Times New Roman"/>
    </style:style>
    <style:style style:name="P76" style:family="paragraph" style:parent-style-name="Список_20_с_20_дефисом" style:list-style-name="WW8Num3">
      <style:paragraph-properties fo:margin-top="0cm" fo:margin-bottom="0cm" loext:contextual-spacing="false"/>
      <style:text-properties style:font-name="Times New Roman" fo:font-size="14pt" officeooo:paragraph-rsid="001460fa" style:font-size-asian="14pt" style:font-name-complex="Times New Roman"/>
    </style:style>
    <style:style style:name="P77" style:family="paragraph" style:parent-style-name="Список_20_с_20_дефисом" style:list-style-name="WW8Num3">
      <style:paragraph-properties fo:margin-top="0cm" fo:margin-bottom="0cm" loext:contextual-spacing="false"/>
      <style:text-properties fo:font-size="14pt" officeooo:paragraph-rsid="001460fa" style:font-size-asian="14pt"/>
    </style:style>
    <style:style style:name="P78" style:family="paragraph" style:parent-style-name="Список_20_с_20_дефисом" style:list-style-name="WW8Num3">
      <style:paragraph-properties fo:margin-top="0cm" fo:margin-bottom="0cm" loext:contextual-spacing="false"/>
      <style:text-properties style:font-name="Times New Roman" fo:font-size="14pt" officeooo:paragraph-rsid="001460fa" style:font-size-asian="14pt"/>
    </style:style>
    <style:style style:name="P79" style:family="paragraph" style:parent-style-name="Список_20_с_20_дефисом">
      <style:paragraph-properties fo:margin-top="0cm" fo:margin-bottom="0cm" loext:contextual-spacing="false"/>
      <style:text-properties style:font-name="Times New Roman" fo:font-size="14pt" officeooo:paragraph-rsid="001460fa" style:font-size-asian="14pt"/>
    </style:style>
    <style:style style:name="P80" style:family="paragraph" style:parent-style-name="Список_20_с_20_дефисом">
      <style:paragraph-properties fo:margin-top="0cm" fo:margin-bottom="0cm" loext:contextual-spacing="false"/>
      <style:text-properties style:font-name="Times New Roman" fo:font-size="14pt" fo:language="ru" fo:country="RU" officeooo:rsid="00159785" officeooo:paragraph-rsid="00159785" style:font-size-asian="14pt"/>
    </style:style>
    <style:style style:name="P81" style:family="paragraph" style:parent-style-name="Heading_20_1">
      <style:paragraph-properties fo:text-align="center" style:justify-single-word="false"/>
    </style:style>
    <style:style style:name="P82" style:family="paragraph" style:parent-style-name="Heading_20_1" style:list-style-name="">
      <style:paragraph-properties fo:margin-left="3.413cm" fo:margin-right="0cm" fo:text-indent="0cm" style:auto-text-indent="false"/>
    </style:style>
    <style:style style:name="P83" style:family="paragraph" style:parent-style-name="Heading_20_1" style:list-style-name="">
      <style:paragraph-properties fo:margin-left="0cm" fo:margin-right="0cm" fo:text-align="center" style:justify-single-word="false" fo:text-indent="0cm" style:auto-text-indent="false"/>
      <style:text-properties style:font-name="Times New Roman" style:font-name-complex="Times New Roman"/>
    </style:style>
    <style:style style:name="P84" style:family="paragraph" style:parent-style-name="Table_20_Contents">
      <style:paragraph-properties fo:text-align="center" style:justify-single-word="false" style:snap-to-layout-gri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5ba0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" style:font-style-complex="italic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tyle-complex="italic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c8aaf" style:font-size-asian="14pt" style:font-name-complex="Times New Roman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10" style:family="text">
      <style:text-properties style:font-name="Times New Roman" style:font-name-complex="Times New Roman"/>
    </style:style>
    <style:style style:name="T11" style:family="text">
      <style:text-properties style:font-name="Symbol" style:font-name-complex="Symbol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7d931"/>
    </style:style>
    <style:style style:name="T14" style:family="text">
      <style:text-properties fo:language="en" fo:country="US" officeooo:rsid="00083372"/>
    </style:style>
    <style:style style:name="T15" style:family="text">
      <style:text-properties fo:language="en" fo:country="US" officeooo:rsid="00195375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07d931"/>
    </style:style>
    <style:style style:name="T18" style:family="text">
      <style:text-properties fo:language="ru" fo:country="RU" officeooo:rsid="000c8aaf"/>
    </style:style>
    <style:style style:name="T19" style:family="text">
      <style:text-properties fo:language="ru" fo:country="RU" officeooo:rsid="00195375"/>
    </style:style>
    <style:style style:name="T20" style:family="text">
      <style:text-properties fo:language="ru" fo:country="RU" officeooo:rsid="001ce057"/>
    </style:style>
    <style:style style:name="T21" style:family="text">
      <style:text-properties officeooo:rsid="00083372"/>
    </style:style>
    <style:style style:name="T22" style:family="text">
      <style:text-properties officeooo:rsid="0009c682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officeooo:rsid="00113196"/>
    </style:style>
    <style:style style:name="T25" style:family="text">
      <style:text-properties style:font-name-complex="Times New Roman"/>
    </style:style>
    <style:style style:name="T26" style:family="text">
      <style:text-properties officeooo:rsid="00166912"/>
    </style:style>
    <style:style style:name="T27" style:family="text">
      <style:text-properties officeooo:rsid="001a41a7"/>
    </style:style>
    <style:style style:name="T28" style:family="text">
      <style:text-properties officeooo:rsid="001bed52"/>
    </style:style>
    <style:style style:name="T29" style:family="text">
      <style:text-properties officeooo:rsid="001ce057"/>
    </style:style>
    <style:style style:name="T30" style:family="text">
      <style:text-properties fo:color="#eee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20"/>
      <text:p text:style-name="P20"><text:tab/>Утверждаю</text:p>
      <text:p text:style-name="P21"/>
      <text:p text:style-name="P22"><text:tab/>Начальник ОРТС</text:p>
      <text:p text:style-name="P21"/>
      <text:p text:style-name="P22"><text:tab/>Крысин <text:s/>Ю.Д.</text:p>
      <text:p text:style-name="P1"/>
      <text:p text:style-name="P2"/>
      <text:p text:style-name="P2"/>
      <text:p text:style-name="P2"/>
      <text:p text:style-name="P3"/>
      <text:p text:style-name="P7"/>
      <text:p text:style-name="P7"/>
      <text:p text:style-name="P9">ПРОГРАММА <text:s text:c="2"/>И <text:s text:c="2"/>МЕТОДИКА</text:p>
      <text:p text:style-name="P10">Испытаний </text:p>
      <text:p text:style-name="P10"><text:span text:style-name="T18">узла процессора </text:span>ТГС Н2</text:p>
      <text:p text:style-name="P5"/>
      <text:p text:style-name="P11"/>
      <text:p text:style-name="P4"/>
      <text:p text:style-name="P4"/>
      <text:p text:style-name="P4"/>
      <text:p text:style-name="P3"/>
      <text:p text:style-name="P8"/>
      <text:p text:style-name="P8"/>
      <text:p text:style-name="P8"/>
      <text:p text:style-name="P13"/>
      <text:p text:style-name="P13"/>
      <text:p text:style-name="P13"/>
      <text:p text:style-name="P13"/>
      <text:p text:style-name="P13"/>
      <text:p text:style-name="P13"/>
      <text:h text:style-name="Heading_20_7" text:outline-level="7"><text:tab/><text:tab/><text:tab/><text:tab/><text:tab/><text:span text:style-name="T1"><text:tab/><text:tab/><text:tab/><text:tab/><text:tab/>Разработал</text:span></text:h>
      <text:h text:style-name="P28" text:outline-level="7"><text:tab/><text:tab/><text:tab/><text:tab/><text:tab/><text:tab/><text:tab/><text:tab/><text:tab/><text:tab/>Михайлов <text:s/>С.Л.</text:h>
      <text:p text:style-name="P13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3"><text:tab/><text:tab/><text:tab/></text:p>
      <text:h text:style-name="P82" text:outline-level="1"><text:span text:style-name="T4">1.</text:span><text:span text:style-name="T6"> Программа испытаний</text:span></text:h>
      <text:h text:style-name="P43" text:outline-level="2">1.1. <text:s text:c="2"/>Объект испытаний</text:h>
      <text:p text:style-name="Основной_20_первый"><text:span text:style-name="T5">Объектом испытаний является </text:span><text:span text:style-name="T8">узел процессора (опытный образец) в составе </text:span><text:span text:style-name="T5"><text:s/>макет</text:span><text:span text:style-name="T8">а</text:span><text:span text:style-name="T5"> ТГС Н2</text:span><text:span text:style-name="T7">.</text:span></text:p>
      <text:h text:style-name="P41" text:outline-level="2">1.2. <text:s text:c="2"/>Цель <text:s text:c="2"/>испытаний</text:h>
      <text:p text:style-name="P30">Испытания проводятся с целью проверки работоспособности программного обеспечения (далее – ПО) и аппаратуры <text:s/>ТГС Н2 требованиям ТЗ.</text:p>
      <text:p text:style-name="P12"/>
      <text:list xml:id="list422939791" text:style-name="WW8Num2">
        <text:list-item>
          <text:list>
            <text:list-item>
              <text:p text:style-name="P62"><text:s text:c="2"/>Общие положения</text:p>
            </text:list-item>
          </text:list>
        </text:list-item>
      </text:list>
      <text:p text:style-name="P31">1.3.1 Испытания проводятся на основании следующих документов:</text:p>
      <text:list xml:id="list1321215138" text:style-name="WW8Num3">
        <text:list-item>
          <text:p text:style-name="P75">ТЗ на ТГС Н2;</text:p>
        </text:list-item>
        <text:list-item>
          <text:p text:style-name="P75">Технические требования на ПО ТГС Н2; </text:p>
        </text:list-item>
        <text:list-item>
          <text:p text:style-name="P63">ПМИ ТГС Н2.</text:p>
        </text:list-item>
      </text:list>
      <text:p text:style-name="P34">1.3.2 Состав испытательного стенда: </text:p>
      <text:p text:style-name="P14"><text:s text:c="9"/>- <text:s/>МБ «Набат» А - <text:s/>1шт. </text:p>
      <text:p text:style-name="P25"><text:s/>- <text:s/>макет ТГС Н2 - <text:s/>1 шт.</text:p>
      <text:p text:style-name="P34"/>
      <text:p text:style-name="P1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3"><text:span text:style-name="T5">1.4. <text:s text:c="2"/></text:span><text:span text:style-name="T9">Объем и содержание испытаний</text:span></text:p>
      <text:p text:style-name="P29">Объем и содержание испытаний должны соответствовать перечню, приведенному в таблице 1.</text:p>
      <text:p text:style-name="P46">Таблица 1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Наименование испытаний и проверок</text:p>
          </table:table-cell>
          <table:table-cell table:style-name="Table1.A1" office:value-type="string">
            <text:p text:style-name="P40">№ пункта методики <text:s/>испытаний</text:p>
          </table:table-cell>
          <table:table-cell table:style-name="Table1.C1" office:value-type="string">
            <text:p text:style-name="P36">Примечание</text:p>
          </table:table-cell>
        </table:table-row>
        <table:table-row table:style-name="Table1.1">
          <table:table-cell table:style-name="Table1.A1" office:value-type="string">
            <text:p text:style-name="P37">1 Проверка <text:s/>входящего вызова от абонента ТА к абоненту <text:s text:c="3"/>ТГС Н2 <text:s text:c="2"/></text:p>
          </table:table-cell>
          <table:table-cell table:style-name="Table1.A1" office:value-type="string">
            <text:p text:style-name="P35">2.1</text:p>
          </table:table-cell>
          <table:table-cell table:style-name="Table1.C1" office:value-type="string">
            <text:p text:style-name="P38"/>
          </table:table-cell>
        </table:table-row>
        <table:table-row table:style-name="Table1.1">
          <table:table-cell table:style-name="Table1.A3" office:value-type="string">
            <text:p text:style-name="P37">2 Проверка исходящего вызова от абонента ТГС Н2 к абоненту ТА</text:p>
          </table:table-cell>
          <table:table-cell table:style-name="Table1.A1" office:value-type="string">
            <text:p text:style-name="P35">2.2</text:p>
          </table:table-cell>
          <table:table-cell table:style-name="Table1.C1" office:value-type="string">
            <text:p text:style-name="P38"/>
          </table:table-cell>
        </table:table-row>
        <table:table-row table:style-name="Table1.1">
          <table:table-cell table:style-name="Table1.A4" office:value-type="string">
            <text:p text:style-name="P37">3 Проверка отбоя соединения со стороны абонента ТА при изменении сопротивления абонентской линии</text:p>
          </table:table-cell>
          <table:table-cell table:style-name="Table1.A1" office:value-type="string">
            <text:p text:style-name="P35">2.3</text:p>
          </table:table-cell>
          <table:table-cell table:style-name="Table1.C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7">4 Проверка отбоя соединения по таймеру при отсутствии голосовой активности</text:p>
          </table:table-cell>
          <table:table-cell table:style-name="Table1.A1" office:value-type="string">
            <text:p text:style-name="P35">2.4</text:p>
          </table:table-cell>
          <table:table-cell table:style-name="Table1.C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7">5 Проверка входящего вызова от абонента ТА <text:s text:c="2"/>к ТГС Н2 при изменении амплитуды вызывного сигнала</text:p>
          </table:table-cell>
          <table:table-cell table:style-name="Table1.A1" office:value-type="string">
            <text:p text:style-name="P35">2.5</text:p>
          </table:table-cell>
          <table:table-cell table:style-name="Table1.C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37">6. Проверка входного сопротивления ТГС Н2 в режиме «Соединение»</text:p>
          </table:table-cell>
          <table:table-cell table:style-name="Table1.A1" office:value-type="string">
            <text:p text:style-name="P35">2.6</text:p>
          </table:table-cell>
          <table:table-cell table:style-name="Table1.C1" office:value-type="string">
            <text:p text:style-name="P38"/>
          </table:table-cell>
        </table:table-row>
      </table:table>
      <text:p text:style-name="P34"><text:s text:c="7"/>Испытания проводятся рабочей группой, в составе представителей ОРТС ООО «ЛОТЕС ТМ» и по согласованию представителей ПУ.</text:p>
      <text:p text:style-name="P47">Методики, условия и порядок проведения проверок могут уточняться и дополняться решением комиссии по проведению испытаний. </text:p>
      <text:p text:style-name="P47">Допускается проведение проверок по отдельным компонентам и дополнительных тестов.</text:p>
      <text:p text:style-name="Text_20_body"/>
      <text:p text:style-name="P32"><text:span text:style-name="T5">1.5. <text:s/></text:span><text:span text:style-name="T9">Условия и порядок проведения испытаний</text:span></text:p>
      <text:p text:style-name="P29">Все испытания проводятся в нормальных климатических условиях:</text:p>
      <text:list xml:id="list2792708064" text:style-name="WW8Num6">
        <text:list-item>
          <text:p text:style-name="P73"><text:soft-page-break/><text:span text:style-name="T5">температуры окружающего воздуха от 288 до 298 К (от плюс 15 до плюс <text:line-break/>25 </text:span><text:span text:style-name="T11"></text:span><text:span text:style-name="T5">С);</text:span></text:p>
        </text:list-item>
        <text:list-item>
          <text:p text:style-name="P73"><text:span text:style-name="T5">относительной влажности воздуха не более 75 % при температуре не выше 298 К (25 </text:span><text:span text:style-name="T11"></text:span><text:span text:style-name="T5">С);</text:span></text:p>
        </text:list-item>
        <text:list-item>
          <text:p text:style-name="P74">атмосферного давления от 86 до 106 кПа (от 645 до 795 мм рт.ст.).</text:p>
        </text:list-item>
      </text:list>
      <text:p text:style-name="P39"/>
      <text:p text:style-name="P39"/>
      <text:h text:style-name="P83" text:outline-level="1">2. Методика испытаний. </text:h>
      <text:p text:style-name="P45">Перед началом испытаний собрать схему <text:s/>согласно приложению 1.</text:p>
      <text:h text:style-name="P42" text:outline-level="2">2.1 Проверку входящего вызова от абонента ТА <text:s text:c="2"/>к абоненту ТГС Н2 проводят следующим методом:</text:h>
      <text:p text:style-name="P27">а) установить на имитаторе линии <text:s/>ноль км;</text:p>
      <text:p text:style-name="P27">б) Поднять трубку на ТА и набрать вызывной номер ТГС Н2. Должно установиться соединение; </text:p>
      <text:p text:style-name="P27">в) <text:s/>Абонент ТА передает сообщение абоненту ТГС Н2. <text:s/>Контролировать воспроизведение этого сообщения в динамике ТГС Н2;</text:p>
      <text:p text:style-name="P27">г) нажать и удерживать кнопку «Микрофон» на ТГС Н2. <text:s/>Абонент ТГС Н2 передает сообщение абоненту ТА. Контролировать воспроизведение этого сообщения в динамике трубки ТА. </text:p>
      <text:p text:style-name="P27">д) положить трубку на ТА. Контролировать что через время не более 4 с должен произойти отбой соединения, воспроизведение акустического сигнала «Отбой» в динамике ТГС Н2 должно прекратиться;</text:p>
      <text:p text:style-name="P27"/>
      <text:p text:style-name="P27">Изделие считают выдержавшим проверку если:</text:p>
      <text:p text:style-name="P27">- при входящем вызове на ТГС Н2 соединение автоматически устанавливается;</text:p>
      <text:p text:style-name="P27">- контрольный текст прослушивается без искажений, провалов и изменения тембра;</text:p>
      <text:p text:style-name="P27">- отбой соединения со стороны абонента ТА производится за время не более 4 с.</text:p>
      <text:p text:style-name="P27"/>
      <text:h text:style-name="P42" text:outline-level="2">2.2 <text:s/>Проверку исходящего вызова от абонента ТГС Н2 к абоненту ТА проводят следующим методом:</text:h>
      <text:p text:style-name="P27">а) установить на имитаторе линии <text:s/>0 км;</text:p>
      <text:p text:style-name="P27">б) нажать кнопку на ТГС Н2 «Вызов», контролировать наличие акустического сигнала «Ответ станции»;</text:p>
      <text:p text:style-name="P27">в) через время приблизительно 10с контролировать наличие акустического сигнала «Отбой». Контролировать что через время не более 4 с должен произойти отбой соединения, воспроизведение акустического сигнала «Отбой» в динамике ТГС Н2 должно прекратиться.</text:p>
      <text:p text:style-name="P27"><text:soft-page-break/>г) повторить проверку по п.п. б) и в) для сопротивления линии 1-8 км</text:p>
      <text:p text:style-name="P27">Изделие считают выдержавшим проверку если:</text:p>
      <text:p text:style-name="P27">- при исходящем вызове на ТГС Н2 прослушивается сигнал «Ответ станции»;</text:p>
      <text:p text:style-name="P27">- отбой соединения со стороны абонента ТГС производится за время не более 4 с.</text:p>
      <text:h text:style-name="P44" text:outline-level="2">2.3 Проверку входящего вызова от абонента ТА <text:s text:c="2"/>к ТГС Н2 при изменении (снижении) амплитуды вызывного сигнала в связи с увеличением длины линии и отбоя соединения со стороны абонента ТА при изменении сопротивления абонентской линии (далее - АЛ) проводят следующим методом:</text:h>
      <text:p text:style-name="P27">а) установить на имитаторе линии <text:s/>1 км;</text:p>
      <text:p text:style-name="P27">б) провести проверку согласно п.2.1 а), б), д); </text:p>
      <text:p text:style-name="P27">в) последовательно устанавливая на имитаторе линии <text:s/>от 2 до 8 км, повторить проверку согласно п.2.1 а), б), д); </text:p>
      <text:p text:style-name="P27">Изделие считают выдержавшим проверку если отбой соединения производится за время не более <text:span text:style-name="T28">4</text:span> с.</text:p>
      <text:h text:style-name="P44" text:outline-level="2">2.4 Проверку отбоя соединения по таймеру при отсутствии голосовой активности проводят следующим методом:</text:h>
      <text:p text:style-name="P27">а) установить на имитаторе линии <text:s/>0 км;</text:p>
      <text:p text:style-name="P27">б) поднять трубку на ТА и набрать вызывной номер ТГС Н2. Должно установиться соединение;</text:p>
      <text:p text:style-name="P27">в) если в течени<text:span text:style-name="T19">и 1 минуты </text:span><text:s/>на ТГС Н2 не нажимают кнопку «Микрофон», а на ТА отключен (приглушен) микрофон, то соединение должно отбиться, абонент ТА должен услышать акустический сигнал «Отбой» (короткие гудки);</text:p>
      <text:p text:style-name="P27">г) положить трубку <text:s/>на ТА; </text:p>
      <text:p text:style-name="P27">д) установить на имитаторе линии <text:s/>8 км и повторить проверку по п.п.2.4 б) - г).</text:p>
      <text:p text:style-name="P27"/>
      <text:p text:style-name="P27">Изделие считают выдержавшим проверку если при отсутствии голосовой активности в режиме соединения автоматический отбой соединения производится за время не более <text:span text:style-name="T27">6</text:span>0 с.</text:p>
      <text:p text:style-name="P26"/>
      <text:p text:style-name="P26"><text:span text:style-name="T1">2.</text:span><text:span text:style-name="T2">5</text:span><text:span text:style-name="T1"> <text:s/>Проверку входного сопротивления ТГС Н2 в режиме «Соединение» проводят следующим методом:</text:span></text:p>
      <text:p text:style-name="P27">а) установить сопротивление линии 0 км;</text:p>
      <text:p text:style-name="P27">б) установить исходящее соединение, нажав на ТГС Н2 кнопку «Вызов»;</text:p>
      <text:p text:style-name="P27">г) измерить напряжение постоянного тока на входе <text:s/>ТГС Н2;</text:p>
      <text:p text:style-name="P26"><text:span text:style-name="T1">д) вычислить входное сопротивление по формуле: </text:span><text:span text:style-name="T3">R</text:span><text:span text:style-name="T1">вх =</text:span><text:span text:style-name="T3">U</text:span><text:span text:style-name="T1">/</text:span><text:span text:style-name="T3">I</text:span><text:span text:style-name="T1">лин, где </text:span><text:span text:style-name="T3">I</text:span><text:span text:style-name="T1">лин=20 мА.</text:span></text:p>
      <text:p text:style-name="P27"><text:s/></text:p>
      <text:p text:style-name="P72"><text:span text:style-name="T1">Изделие считают выдержавшим проверку, если значение </text:span><text:span text:style-name="T3">R</text:span><text:span text:style-name="T1">вх от 300 до 850 Ом. <text:s/></text:span></text:p>
      <text:p text:style-name="P72"><text:span text:style-name="T1"><text:s/></text:span></text:p>
      <text:p text:style-name="P26"/>
      <text:h text:style-name="P81" text:outline-level="1" text:is-list-header="true"><text:soft-page-break/>Протокол испытаний</text:h>
      <text:p text:style-name="P66">Узла процессора ТГС Н2 МАВЦ.467291.013</text:p>
      <text:p text:style-name="P66"/>
      <table:table table:name="Table2" table:style-name="Table2">
        <table:table-column table:style-name="Table2.A"/>
        <table:table-column table:style-name="Table2.B"/>
        <table:table-column table:style-name="Table2.C" table:number-columns-repeated="10"/>
        <table:table-column table:style-name="Table2.M"/>
        <table:table-row table:style-name="Table2.1">
          <table:table-cell table:style-name="Table2.A1" table:number-rows-spanned="2" office:value-type="string">
            <text:p text:style-name="P57">Пункт </text:p>
          </table:table-cell>
          <table:table-cell table:style-name="Table2.A1" table:number-rows-spanned="2" office:value-type="string">
            <text:p text:style-name="P58">№<text:span text:style-name="T23"> попытк</text:span>и</text:p>
          </table:table-cell>
          <table:table-cell table:style-name="Table2.C1" table:number-columns-spanned="11" office:value-type="string">
            <text:p text:style-name="P48">Расстояние (эквивалент линии, км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48">0</text:p>
          </table:table-cell>
          <table:table-cell table:style-name="Table2.C2" office:value-type="string">
            <text:p text:style-name="P48">1</text:p>
          </table:table-cell>
          <table:table-cell table:style-name="Table2.C2" office:value-type="string">
            <text:p text:style-name="P48">2</text:p>
          </table:table-cell>
          <table:table-cell table:style-name="Table2.C2" office:value-type="string">
            <text:p text:style-name="P48">3</text:p>
          </table:table-cell>
          <table:table-cell table:style-name="Table2.C2" office:value-type="string">
            <text:p text:style-name="P48">4</text:p>
          </table:table-cell>
          <table:table-cell table:style-name="Table2.C2" office:value-type="string">
            <text:p text:style-name="P48">5</text:p>
          </table:table-cell>
          <table:table-cell table:style-name="Table2.C2" office:value-type="string">
            <text:p text:style-name="P48">6</text:p>
          </table:table-cell>
          <table:table-cell table:style-name="Table2.C2" office:value-type="string">
            <text:p text:style-name="P48">7</text:p>
          </table:table-cell>
          <table:table-cell table:style-name="Table2.C2" office:value-type="string">
            <text:p text:style-name="P48">8</text:p>
          </table:table-cell>
          <table:table-cell table:style-name="Table2.C2" office:value-type="string">
            <text:p text:style-name="P59">9</text:p>
          </table:table-cell>
          <table:table-cell table:style-name="Table2.M2" office:value-type="string">
            <text:p text:style-name="P59">10</text:p>
          </table:table-cell>
        </table:table-row>
        <table:table-row table:style-name="Table2.3">
          <table:table-cell table:style-name="Table2.C2" office:value-type="string">
            <text:p text:style-name="P48">2.1</text:p>
          </table:table-cell>
          <table:table-cell table:style-name="Table2.C2" office:value-type="string">
            <text:p text:style-name="P48">1</text:p>
          </table:table-cell>
          <table:table-cell table:style-name="Table2.C2" office:value-type="string">
            <text:p text:style-name="P49"/>
          </table:table-cell>
          <table:table-cell table:style-name="Table2.M2" table:number-columns-spanned="10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C2" office:value-type="string">
            <text:p text:style-name="P48">2.2</text:p>
          </table:table-cell>
          <table:table-cell table:style-name="Table2.C2" office:value-type="string">
            <text:p text:style-name="P48">1</text:p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M2" office:value-type="string">
            <text:p text:style-name="P49"/>
          </table:table-cell>
        </table:table-row>
        <table:table-row table:style-name="Table2.5"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8">2</text:p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M2" office:value-type="string">
            <text:p text:style-name="P49"/>
          </table:table-cell>
        </table:table-row>
        <table:table-row table:style-name="Table2.6"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8">3</text:p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M2" office:value-type="string">
            <text:p text:style-name="P49"/>
          </table:table-cell>
        </table:table-row>
        <table:table-row table:style-name="Table2.7"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8">4</text:p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M2" office:value-type="string">
            <text:p text:style-name="P49"/>
          </table:table-cell>
        </table:table-row>
        <table:table-row table:style-name="Table2.8">
          <table:table-cell table:style-name="Table2.C2" office:value-type="string">
            <text:p text:style-name="P48">2.3</text:p>
          </table:table-cell>
          <table:table-cell table:style-name="Table2.C2" office:value-type="string">
            <text:p text:style-name="P48">1</text:p>
          </table:table-cell>
          <table:table-cell table:style-name="Table2.C2" table:number-rows-spanned="4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M2" office:value-type="string">
            <text:p text:style-name="P49"/>
          </table:table-cell>
        </table:table-row>
        <table:table-row table:style-name="Table2.9"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8">2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M2" office:value-type="string">
            <text:p text:style-name="P49"/>
          </table:table-cell>
        </table:table-row>
        <table:table-row table:style-name="Table2.10"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8">3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M2" office:value-type="string">
            <text:p text:style-name="P49"/>
          </table:table-cell>
        </table:table-row>
        <table:table-row table:style-name="Table2.11"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8">4</text:p>
          </table:table-cell>
          <table:covered-table-cell/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9"/>
          </table:table-cell>
          <table:table-cell table:style-name="Table2.M2" office:value-type="string">
            <text:p text:style-name="P49"/>
          </table:table-cell>
        </table:table-row>
        <table:table-row table:style-name="Table2.12">
          <table:table-cell table:style-name="Table2.C2" office:value-type="string">
            <text:p text:style-name="P48">2.4</text:p>
          </table:table-cell>
          <table:table-cell table:style-name="Table2.C2" office:value-type="string">
            <text:p text:style-name="P48">1</text:p>
          </table:table-cell>
          <table:table-cell table:style-name="Table2.C2" office:value-type="string">
            <text:p text:style-name="P49"/>
          </table:table-cell>
          <table:table-cell table:style-name="Table2.C2" table:number-rows-spanned="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office:value-type="string">
            <text:p text:style-name="P49"/>
          </table:table-cell>
          <table:table-cell table:style-name="Table2.M2" table:number-rows-spanned="4" table:number-columns-spanned="2" office:value-type="string">
            <text:p text:style-name="P49"/>
          </table:table-cell>
          <table:covered-table-cell/>
        </table:table-row>
        <table:table-row table:style-name="Table2.13"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8">2</text:p>
          </table:table-cell>
          <table:table-cell table:style-name="Table2.C2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office:value-type="string">
            <text:p text:style-name="P49"/>
          </table:table-cell>
          <table:covered-table-cell/>
          <table:covered-table-cell/>
        </table:table-row>
        <table:table-row table:style-name="Table2.14"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8">3</text:p>
          </table:table-cell>
          <table:table-cell table:style-name="Table2.C2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office:value-type="string">
            <text:p text:style-name="P49"/>
          </table:table-cell>
          <table:covered-table-cell/>
          <table:covered-table-cell/>
        </table:table-row>
        <table:table-row table:style-name="Table2.15">
          <table:table-cell table:style-name="Table2.C2" office:value-type="string">
            <text:p text:style-name="P49"/>
          </table:table-cell>
          <table:table-cell table:style-name="Table2.C2" office:value-type="string">
            <text:p text:style-name="P48">4</text:p>
          </table:table-cell>
          <table:table-cell table:style-name="Table2.C2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C2" office:value-type="string">
            <text:p text:style-name="P49"/>
          </table:table-cell>
          <table:covered-table-cell/>
          <table:covered-table-cell/>
        </table:table-row>
        <table:table-row table:style-name="Table2.16">
          <table:table-cell table:style-name="Table2.C2" office:value-type="string">
            <text:p text:style-name="P49">2.<text:span text:style-name="T12">5</text:span></text:p>
          </table:table-cell>
          <table:table-cell table:style-name="Table2.C2" office:value-type="string">
            <text:p text:style-name="P48">1</text:p>
          </table:table-cell>
          <table:table-cell table:style-name="Table2.M2" table:number-columns-spanned="11" office:value-type="string">
            <text:p text:style-name="P60">Uвх = <text:span text:style-name="T30">……...</text:span><text:span text:style-name="T20">В</text:span><text:span text:style-name="T16"> <text:s text:c="7"/></text:span>R<text:span text:style-name="T16">вх </text:span>= <text:span text:style-name="T30">……....</text:span><text:span text:style-name="T20">В</text:span><text:span text:style-name="T29"> </text:span>/ 20 <text:span text:style-name="T29">мe4A</text:span> = <text:span text:style-name="T30">….…...</text:span><text:span text:style-name="T16">О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 text:c="161"/></text:p>
      <text:p text:style-name="P70"><text:span text:style-name="T26">Вывод:</text:span></text:p>
      <text:p text:style-name="P69"><text:span text:style-name="T26">Изделие МАВЦ.467291.013 узел процессора ТГС Н2 соответствует требованиям </text:span></text:p>
      <text:list xml:id="list180631533715282" text:continue-list="list1321215138" text:style-name="WW8Num3">
        <text:list-item>
          <text:p text:style-name="P76">ТЗ на ТГС Н2;</text:p>
        </text:list-item>
        <text:list-item>
          <text:p text:style-name="P77"><text:span text:style-name="T10">Технические требования на ПО ТГС Н2</text:span></text:p>
        </text:list-item>
        <text:list-item>
          <text:p text:style-name="P78"><text:span text:style-name="T25"><text:s/></text:span>ПМИ ТГС Н2.</text:p>
        </text:list-item>
      </text:list>
      <text:p text:style-name="P79"/>
      <text:p text:style-name="P80">Может быть внедрено для серийного производства.</text:p>
      <text:p text:style-name="P17"/>
      <text:p text:style-name="P65">Испытания <text:s/>изделия проводила комиссия в составе :</text:p>
      <text:p text:style-name="P65"/>
      <text:p text:style-name="P65">Кротов Б.Г. — председатель комиссии…………………………./ <text:s text:c="22"/>/</text:p>
      <text:p text:style-name="P65"/>
      <text:p text:style-name="P65">Михайлов С.Л. - член комиссии…………………………………/ <text:s text:c="21"/>/</text:p>
      <text:p text:style-name="P6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Приложение <text:span text:style-name="T24">2 <text:s/></text:span></text:p>
      <text:p text:style-name="P18"/>
      <text:p text:style-name="P18"/>
      <text:p text:style-name="P18"><text:s text:c="40"/>Протокол <text:span text:style-name="T13">c</text:span><text:span text:style-name="T17">равнительных</text:span> испытаний</text:p>
      <text:h text:style-name="P67" text:outline-level="1"><text:s/>ТГС Н2 <text:s text:c="2"/><text:span text:style-name="T21">Версия 1 (с установленным модулем </text:span><text:span text:style-name="T14">DCPC1)</text:span></text:h>
      <text:h text:style-name="P68" text:outline-level="1">ТГС Н2 Версия 2 (с контроллером 1887ВЕ4У) <text:s text:c="49"/></text:h>
      <text:p text:style-name="P16"><text:s text:c="96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11"/>
        <table:table-row table:style-name="Table3.1">
          <table:table-cell table:style-name="Table3.A1" table:number-rows-spanned="2" table:number-columns-spanned="2" office:value-type="string">
            <text:p text:style-name="P51"/>
            <text:p text:style-name="P51">Пункт</text:p>
            <text:p text:style-name="P51">методи<text:span text:style-name="T22">ки</text:span></text:p>
          </table:table-cell>
          <table:covered-table-cell/>
          <table:table-cell table:style-name="Table3.C1" table:number-columns-spanned="11" office:value-type="string">
            <text:p text:style-name="P50"><text:s text:c="120"/></text:p>
            <text:p text:style-name="P50"/>
            <text:p text:style-name="P51">Расстояние (эквивалент линии, км)</text:p>
            <text:p text:style-name="P50"/>
            <text:p text:style-name="P50"><text:s text:c="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2" office:value-type="string">
            <text:p text:style-name="P53">0</text:p>
          </table:table-cell>
          <table:table-cell table:style-name="Table3.C2" office:value-type="string">
            <text:p text:style-name="P51">1</text:p>
          </table:table-cell>
          <table:table-cell table:style-name="Table3.C2" office:value-type="string">
            <text:p text:style-name="P51">2</text:p>
          </table:table-cell>
          <table:table-cell table:style-name="Table3.C2" office:value-type="string">
            <text:p text:style-name="P51">3</text:p>
          </table:table-cell>
          <table:table-cell table:style-name="Table3.C2" office:value-type="string">
            <text:p text:style-name="P51">4</text:p>
          </table:table-cell>
          <table:table-cell table:style-name="Table3.C2" office:value-type="string">
            <text:p text:style-name="P51">5</text:p>
          </table:table-cell>
          <table:table-cell table:style-name="Table3.C2" office:value-type="string">
            <text:p text:style-name="P51">6</text:p>
          </table:table-cell>
          <table:table-cell table:style-name="Table3.C2" office:value-type="string">
            <text:p text:style-name="P51">7</text:p>
          </table:table-cell>
          <table:table-cell table:style-name="Table3.C2" office:value-type="string">
            <text:p text:style-name="P51">8</text:p>
          </table:table-cell>
          <table:table-cell table:style-name="Table3.C2" office:value-type="string">
            <text:p text:style-name="P52">9</text:p>
          </table:table-cell>
          <table:table-cell table:style-name="Table3.M2" office:value-type="string">
            <text:p text:style-name="P51"><text:s text:c="4"/><text:span text:style-name="T22">10</text:span></text:p>
          </table:table-cell>
        </table:table-row>
        <table:table-row table:style-name="Table3.2">
          <table:table-cell table:style-name="Table3.C2" office:value-type="string">
            <text:p text:style-name="P51">2.1</text:p>
          </table:table-cell>
          <table:table-cell table:style-name="Table3.C2" office:value-type="string">
            <text:p text:style-name="P51">1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1">2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1">3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6">1</text:p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><text:s text:c="8"/></text:p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M6" office:value-type="string">
            <text:p text:style-name="P55"/>
          </table:table-cell>
        </table:table-row>
        <table:table-row table:style-name="Table3.2"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6">2</text:p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M6" office:value-type="string">
            <text:p text:style-name="P55"/>
          </table:table-cell>
        </table:table-row>
        <table:table-row table:style-name="Table3.2"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6">3</text:p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A6" office:value-type="string">
            <text:p text:style-name="P55"/>
          </table:table-cell>
          <table:table-cell table:style-name="Table3.M6" office:value-type="string">
            <text:p text:style-name="P55"/>
          </table:table-cell>
        </table:table-row>
        <table:table-row table:style-name="Table3.2">
          <table:table-cell table:style-name="Table3.C2" office:value-type="string">
            <text:p text:style-name="P51">2.2</text:p>
          </table:table-cell>
          <table:table-cell table:style-name="Table3.C2" office:value-type="string">
            <text:p text:style-name="P51">1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1">2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1">3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1">1</text:p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M6" office:value-type="string">
            <text:p text:style-name="P50"/>
          </table:table-cell>
        </table:table-row>
        <table:table-row table:style-name="Table3.2">
          <table:table-cell table:style-name="Table3.A6" office:value-type="string">
            <text:p text:style-name="P50"><text:s text:c="5"/></text:p>
          </table:table-cell>
          <table:table-cell table:style-name="Table3.A6" office:value-type="string">
            <text:p text:style-name="P51">2</text:p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M6" office:value-type="string">
            <text:p text:style-name="P50"/>
          </table:table-cell>
        </table:table-row>
        <table:table-row table:style-name="Table3.2"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1">3</text:p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A6" office:value-type="string">
            <text:p text:style-name="P50"/>
          </table:table-cell>
          <table:table-cell table:style-name="Table3.M6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1">2.3</text:p>
          </table:table-cell>
          <table:table-cell table:style-name="Table3.C2" office:value-type="string">
            <text:p text:style-name="P51">1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1">2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1">3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4"/>
          </table:table-cell>
        </table:table-row>
        <table:table-row table:style-name="Table3.2"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1">1</text:p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M18" office:value-type="string">
            <text:p text:style-name="P50"/>
          </table:table-cell>
        </table:table-row>
        <table:table-row table:style-name="Table3.2"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1">2</text:p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M18" office:value-type="string">
            <text:p text:style-name="P50"/>
          </table:table-cell>
        </table:table-row>
        <table:table-row table:style-name="Table3.2"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1">3</text:p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M18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1">2.4</text:p>
          </table:table-cell>
          <table:table-cell table:style-name="Table3.C2" office:value-type="string">
            <text:p text:style-name="P51">1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1">2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1">3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><text:s text:c="4"/>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  <table:table-row table:style-name="Table3.2"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1">1</text:p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M18" office:value-type="string">
            <text:p text:style-name="P50"/>
          </table:table-cell>
        </table:table-row>
        <table:table-row table:style-name="Table3.2"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1">2</text:p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M18" office:value-type="string">
            <text:p text:style-name="P50"/>
          </table:table-cell>
        </table:table-row>
        <table:table-row table:style-name="Table3.2"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1">3</text:p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A18" office:value-type="string">
            <text:p text:style-name="P50"/>
          </table:table-cell>
          <table:table-cell table:style-name="Table3.M18" office:value-type="string">
            <text:p text:style-name="P50"/>
          </table:table-cell>
        </table:table-row>
        <text:soft-page-break/>
        <table:table-row table:style-name="Table3.2">
          <table:table-cell table:style-name="Table3.C2" office:value-type="string">
            <text:p text:style-name="P50">2.<text:span text:style-name="T12">5</text:span></text:p>
          </table:table-cell>
          <table:table-cell table:style-name="Table3.C2" office:value-type="string">
            <text:p text:style-name="P51">1</text:p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C2" office:value-type="string">
            <text:p text:style-name="P50"/>
          </table:table-cell>
          <table:table-cell table:style-name="Table3.M2" office:value-type="string">
            <text:p text:style-name="P50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1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class="text">
      <style:paragraph-properties fo:margin-left="0cm" fo:margin-right="0cm" fo:margin-top="0.212cm" fo:margin-bottom="0cm" loext:contextual-spacing="false" style:line-height-at-least="0.494cm" fo:text-align="justify" style:justify-single-word="false" fo:orphans="2" fo:widows="2" fo:hyphenation-ladder-count="no-limit" fo:text-indent="1.27cm" style:auto-text-indent="false"/>
      <style:text-properties style:use-window-font-color="true" style:font-name="Arial" fo:font-family="Arial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class="list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1.27cm" style:auto-text-indent="false" style:text-autospace="none" style:punctuation-wrap="simple" style:vertical-align="baseline">
        <style:tab-stops>
          <style:tab-stop style:position="1.27cm"/>
        </style:tab-stops>
      </style:paragraph-properties>
      <style:text-properties style:use-window-font-color="true" style:font-name="Arial CYR" fo:font-family="'Arial CYR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CYR" style:font-family-complex="'Arial CYR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next-style-name="Text_20_body" style:default-outline-level="2" style:list-style-name="" style:class="text">
      <style:paragraph-properties fo:margin-top="0.635cm" fo:margin-bottom="0cm" loext:contextual-spacing="false" style:line-height-at-least="0.494cm" fo:keep-together="always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" style:class="text">
      <style:paragraph-properties fo:margin-top="0.635cm" fo:margin-bottom="0cm" loext:contextual-spacing="false" style:line-height-at-least="0.494cm" fo:keep-together="always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2pt" fo:language="ru" fo:country="RU" fo:font-style="italic" fo:font-weight="bold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ize-complex="12pt" style:font-style-complex="italic"/>
    </style:style>
    <style:style style:name="Маркированный_20_список1" style:display-name="Маркированный список1" style:family="paragraph" style:parent-style-name="List" style:list-style-name="WW8Num7">
      <style:paragraph-properties style:line-height-at-least="0.494cm"/>
    </style:style>
    <style:style style:name="Маркированный_20_список_20_1" style:display-name="Маркированный список 1" style:family="paragraph" style:parent-style-name="Маркированный_20_список1" style:list-style-name="WW8Num4">
      <style:paragraph-properties fo:margin-top="0cm" fo:margin-bottom="0cm" loext:contextual-spacing="false" fo:line-height="100%" fo:text-align="start" style:justify-single-word="false" style:text-autospace="ideograph-alpha" style:punctuation-wrap="hanging" style:vertical-align="auto">
        <style:tab-stops>
          <style:tab-stop style:position="0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Основной_20_первый" style:display-name="Основной первый" style:family="paragraph" style:parent-style-name="Text_20_body" style:next-style-name="Text_20_body">
      <style:paragraph-properties fo:margin-top="0.423cm" fo:margin-bottom="0cm" loext:contextual-spacing="false"/>
    </style:style>
    <style:style style:name="Список_20_с_20_дефисом" style:display-name="Список с дефисом" style:family="paragraph" style:parent-style-name="Маркированный_20_список1" style:list-style-name="">
      <style:paragraph-properties fo:margin-left="1.9cm" fo:margin-right="0cm" fo:text-indent="-0.63cm" style:auto-text-indent="false">
        <style:tab-stops>
          <style:tab-stop style:position="1.27cm"/>
          <style:tab-stop style:position="1.9cm"/>
          <style:tab-stop style:position="2cm"/>
        </style:tab-stops>
      </style:paragraph-properties>
    </style:style>
    <style:style style:name="Название_20_таблицы" style:display-name="Название таблицы" style:family="paragraph" style:next-style-name="Текст_20_в_20_таблице_20_центр">
      <style:paragraph-properties fo:margin-top="0.212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9pt" fo:language="ru" fo:country="RU" fo:font-style="italic" style:font-name-asian="Times New Roman" style:font-family-asian="'Times New Roman'" style:font-family-generic-asian="roman" style:font-pitch-asian="variable" style:font-size-asian="9pt" style:language-asian="zh" style:country-asian="CN" style:font-style-asian="italic" style:font-name-complex="Arial" style:font-family-complex="Arial" style:font-family-generic-complex="swiss" style:font-pitch-complex="variable" style:font-size-complex="9pt" style:language-complex="ar" style:country-complex="SA" style:font-style-complex="italic" fo:hyphenate="false" fo:hyphenation-remain-char-count="2" fo:hyphenation-push-char-count="2"/>
    </style:style>
    <style:style style:name="Текст_20_в_20_таблице_20_центр" style:display-name="Текст в таблице центр" style:family="paragraph">
      <style:paragraph-properties fo:margin-top="0.106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Стиль1_20_Знак" style:display-name="Стиль1 Знак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10pt"/>
    </style:style>
    <style:style style:name="Продолжение_20_таблицы" style:display-name="Продолжение таблицы" style:family="paragraph" style:parent-style-name="Standard">
      <style:text-properties fo:font-size="14pt" style:font-size-asian="14pt" style:font-size-complex="10pt"/>
    </style:style>
    <style:style style:name="Заголовок_20_3_20_пункта" style:display-name="Заголовок 3 пункта" style:family="paragraph" style:parent-style-name="Heading_20_3">
      <style:text-properties fo:font-style="normal" fo:font-weight="normal" style:font-style-asian="normal" style:font-weight-asian="normal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</style:style>
    <style:style style:name="Маркированный_20_список_20_31" style:display-name="Маркированный список 31" style:family="paragraph" style:parent-style-name="Standard" style:list-style-name="WW8Num5">
      <style:paragraph-properties fo:margin-left="1.588cm" fo:margin-right="0cm" fo:text-align="justify" style:justify-single-word="false" fo:orphans="0" fo:widows="0" fo:text-indent="0cm" style:auto-text-indent="false">
        <style:tab-stops>
          <style:tab-stop style:position="1.27cm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2" style:family="text">
      <style:text-properties fo:font-size="10pt" style:font-size-asian="10pt" style:font-size-complex="10pt"/>
    </style:style>
    <style:style style:name="WW8Num6z0" style:family="text">
      <style:text-properties style:font-name="Arial CYR" fo:font-family="'Arial CYR'" style:font-family-generic="swiss" style:font-pitch="variable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Основной_20_шрифт_20_абзаца" style:display-name="Основной шрифт абзаца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fo:font-size="14pt" fo:language="ru" fo:country="RU" style:font-size-asian="14pt" style:font-name-complex="Courier New" style:font-family-complex="'Courier New'" style:font-family-generic-complex="modern" style:font-size-complex="14pt"/>
    </style:style>
    <style:style style:name="WW8Num8z2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WW8Num8z3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Основной_20_шрифт_20_абзаца2" style:display-name="Основной шрифт абзаца2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/>
    <style:style style:name="WW8Num18z0" style:family="text"/>
    <style:style style:name="WW8Num18z1" style:family="text">
      <style:text-properties fo:font-size="12pt" fo:font-weight="normal" style:font-size-asian="12pt" style:font-weight-asian="normal" style:font-size-complex="12pt"/>
    </style:style>
    <style:style style:name="WW8Num19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0z2" style:family="text">
      <style:text-properties fo:font-size="10pt" style:font-size-asian="10pt" style:font-size-complex="10pt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fo:font-weight="bold" style:font-weight-asian="bold"/>
    </style:style>
    <style:style style:name="WW8Num22z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WW8Num22z2" style:family="text"/>
    <style:style style:name="WW8Num23z0" style:family="text"/>
    <style:style style:name="WW8Num24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Arial CYR" fo:font-family="'Arial CYR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 CYR" style:font-family-complex="'Arial CYR'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9z0" style:family="text"/>
    <style:style style:name="WW8Num29z1" style:family="text">
      <style:text-properties fo:font-size="16pt" style:font-size-asian="16pt" style:font-size-complex="16pt"/>
    </style:style>
    <style:style style:name="WW8Num29z2" style:family="text">
      <style:text-properties fo:font-size="14pt" style:font-size-asian="14pt" style:font-size-complex="14pt"/>
    </style:style>
    <style:style style:name="WW8Num29z3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/>
    <style:style style:name="WW8Num37z0" style:family="text"/>
    <style:style style:name="WW8Num38z0" style:family="text"/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format="1" text:start-value="3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cm" fo:text-indent="-0.699cm" fo:margin-left="3.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953cm" fo:margin-left="1.2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5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493cm" fo:text-indent="-1.905cm" fo:margin-left="3.493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4.763cm" fo:text-indent="-2.54cm" fo:margin-left="4.763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847cm" fo:text-indent="-0.635cm" fo:margin-left="0.847cm"/>
        </style:list-level-properties>
        <style:text-properties style:font-name="Arial CY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←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26cm" fo:margin-right="0.998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meta:initial-creator>1</meta:initial-creator>
    <meta:creation-date>2018-02-27T13:00:00</meta:creation-date>
    <dc:date>2018-05-04T18:06:30.685000000</dc:date>
    <meta:print-date>2018-05-04T16:14:58.965000000</meta:print-date>
    <meta:editing-cycles>16</meta:editing-cycles>
    <meta:editing-duration>PT4H9M19S</meta:editing-duration>
    <meta:generator>LibreOffice/6.0.1.1$Windows_X86_64 LibreOffice_project/60bfb1526849283ce2491346ed2aa51c465abfe6</meta:generator>
    <meta:document-statistic meta:table-count="3" meta:image-count="0" meta:object-count="0" meta:page-count="8" meta:paragraph-count="188" meta:word-count="986" meta:character-count="6782" meta:non-whitespace-character-count="5319"/>
  </office:meta>
</office:document-meta>
</file>